
<file path=META-INF/manifest.xml><?xml version="1.0" encoding="utf-8"?>
<manifest:manifest xmlns:manifest="urn:oasis:names:tc:opendocument:xmlns:manifest:1.0">
  <manifest:file-entry manifest:media-type="application/vnd.oasis.opendocument.graphics" manifest:version="1.2" manifest:full-path="/"/>
  <manifest:file-entry manifest:media-type="image/png" manifest:full-path="Pictures/10000201000002E80000041C840ACF9A.png"/>
  <manifest:file-entry manifest:media-type="" manifest:full-path="Pictures/2000002D00000EFC00000668FA1D4938.wmf"/>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5cm" svg:stroke-color="#0084d1" draw:marker-start-width="0.275cm" draw:marker-end-width="0.275cm" draw:fill="solid" draw:fill-color="#ffffff" draw:textarea-horizontal-align="justify" draw:textarea-vertical-align="middle" draw:auto-grow-height="false" fo:padding-top="0.025cm" fo:padding-bottom="0.025cm" fo:padding-left="0.025cm" fo:padding-right="0.025cm"/>
    </style:style>
    <style:style style:name="gr2" style:family="graphic" style:parent-style-name="standard">
      <style:graphic-properties draw:fill="solid" draw:fill-color="#c5000b" draw:textarea-horizontal-align="justify" draw:textarea-vertical-align="middle" draw:auto-grow-height="false"/>
    </style:style>
    <style:style style:name="gr3" style:family="graphic" style:parent-style-name="standard">
      <style:graphic-properties svg:stroke-width="0.05cm" svg:stroke-color="#000000" draw:marker-start-width="0.275cm" draw:marker-end-width="0.275cm" draw:textarea-horizontal-align="center" draw:textarea-vertical-align="middle" fo:padding-top="0.025cm" fo:padding-bottom="0.025cm" fo:padding-left="0.025cm" fo:padding-right="0.025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2.96cm, 3.15cm, 4.44cm, 3.15cm)" draw:image-opacity="100%" style:mirror="none"/>
    </style:style>
    <style:style style:name="gr5" style:family="graphic" style:parent-style-name="standard">
      <style:graphic-properties draw:stroke="none" svg:stroke-color="#000000" draw:fill="none" draw:fill-color="#9999cc" draw:textarea-horizontal-align="center" draw:textarea-vertical-align="middle" draw:auto-grow-height="true" draw:auto-grow-width="false" fo:min-height="1.194cm" fo:min-width="3.957cm"/>
    </style:style>
    <style:style style:name="gr6" style:family="graphic" style:parent-style-name="standard">
      <style:graphic-properties draw:stroke="none" draw:fill="solid" draw:fill-color="#b6c7c9" draw:textarea-horizontal-align="center" draw:textarea-vertical-align="middle"/>
    </style:style>
    <style:style style:name="gr7" style:family="graphic" style:parent-style-name="standard">
      <style:graphic-properties draw:stroke="solid" svg:stroke-width="0.017cm" svg:stroke-color="#6c8f93" draw:textarea-horizontal-align="center" draw:textarea-vertical-align="middle" fo:padding-top="0.008cm" fo:padding-bottom="0.008cm" fo:padding-left="0.008cm" fo:padding-right="0.008cm"/>
    </style:style>
    <style:style style:name="gr8" style:family="graphic" style:parent-style-name="standard">
      <style:graphic-properties draw:stroke="none" svg:stroke-width="0.017cm" svg:stroke-color="#6c8f93" draw:fill="solid" draw:fill-color="#b6c7c9" draw:textarea-horizontal-align="center" draw:textarea-vertical-align="middle"/>
    </style:style>
    <style:style style:name="gr9" style:family="graphic" style:parent-style-name="standard">
      <style:graphic-properties draw:stroke="none" svg:stroke-color="#000000" draw:fill="none" draw:fill-color="#9999cc" draw:textarea-horizontal-align="center" draw:textarea-vertical-align="middle" draw:auto-grow-height="true" draw:auto-grow-width="false" fo:min-height="0.695cm" fo:min-width="3.957cm"/>
    </style:style>
    <style:style style:name="gr10" style:family="graphic" style:parent-style-name="standard">
      <style:graphic-properties draw:stroke="none" draw:fill="solid" draw:fill-color="#0078a5" draw:textarea-horizontal-align="center" draw:textarea-vertical-align="middle"/>
    </style:style>
    <style:style style:name="gr11" style:family="graphic" style:parent-style-name="standard">
      <style:graphic-properties draw:stroke="none" svg:stroke-width="0.012cm" svg:stroke-color="#aae6fa" draw:fill="solid" draw:fill-color="#0078a5" draw:textarea-horizontal-align="center" draw:textarea-vertical-align="middle"/>
    </style:style>
    <style:style style:name="gr12" style:family="graphic" style:parent-style-name="standard">
      <style:graphic-properties draw:stroke="none" svg:stroke-width="0.012cm" svg:stroke-color="#aae6fa" draw:fill="solid" draw:fill-color="#00b4fa" draw:textarea-horizontal-align="center" draw:textarea-vertical-align="middle"/>
    </style:style>
    <style:style style:name="gr13" style:family="graphic" style:parent-style-name="standard">
      <style:graphic-properties draw:stroke="solid" svg:stroke-width="0.012cm" svg:stroke-color="#aae6fa" draw:textarea-horizontal-align="center" draw:textarea-vertical-align="middle" fo:padding-top="0.006cm" fo:padding-bottom="0.006cm" fo:padding-left="0.006cm" fo:padding-right="0.006cm"/>
    </style:style>
    <style:style style:name="gr14" style:family="graphic" style:parent-style-name="standard">
      <style:graphic-properties draw:stroke="none" svg:stroke-width="0.012cm" svg:stroke-color="#aae6fa" draw:fill="solid" draw:fill-color="#000000" draw:textarea-horizontal-align="center" draw:textarea-vertical-align="middle"/>
    </style:style>
    <style:style style:name="gr15" style:family="graphic" style:parent-style-name="standard">
      <style:graphic-properties draw:stroke="none" svg:stroke-width="0.012cm" svg:stroke-color="#aae6fa" draw:fill="solid" draw:fill-color="#fffffa" draw:textarea-horizontal-align="center" draw:textarea-vertical-align="middle"/>
    </style:style>
    <style:style style:name="gr16" style:family="graphic" style:parent-style-name="standard">
      <style:graphic-properties draw:stroke="none" draw:fill="solid" draw:fill-color="#0096d5" draw:textarea-horizontal-align="center" draw:textarea-vertical-align="middle"/>
    </style:style>
    <style:style style:name="gr17" style:family="graphic" style:parent-style-name="standard">
      <style:graphic-properties draw:stroke="solid" svg:stroke-width="0.012cm" svg:stroke-color="#aae6ff" draw:textarea-horizontal-align="center" draw:textarea-vertical-align="middle" fo:padding-top="0.006cm" fo:padding-bottom="0.006cm" fo:padding-left="0.006cm" fo:padding-right="0.006cm"/>
    </style:style>
    <style:style style:name="gr18" style:family="graphic" style:parent-style-name="standard">
      <style:graphic-properties draw:stroke="none" svg:stroke-width="0.012cm" svg:stroke-color="#aae6ff" draw:fill="solid" draw:fill-color="#55cdff" draw:textarea-horizontal-align="center" draw:textarea-vertical-align="middle"/>
    </style:style>
    <style:style style:name="gr19" style:family="graphic" style:parent-style-name="standard">
      <style:graphic-properties draw:stroke="none" svg:stroke-width="0.012cm" svg:stroke-color="#aae6ff" draw:fill="solid" draw:fill-color="#003c55" draw:textarea-horizontal-align="center" draw:textarea-vertical-align="middle"/>
    </style:style>
    <style:style style:name="gr20" style:family="graphic" style:parent-style-name="standard">
      <style:graphic-properties draw:stroke="none" draw:fill="none" draw:fill-color="#0183b7" draw:textarea-horizontal-align="left" draw:textarea-vertical-align="middle" draw:auto-grow-height="false" fo:padding-top="0.13cm" fo:padding-bottom="0.13cm" fo:padding-left="0.25cm" fo:padding-right="0.25cm" fo:wrap-option="wrap" draw:shadow="hidden" draw:shadow-color="#000000" draw:color-mode="standard" draw:luminance="0%" draw:contrast="0%" draw:gamma="100%" draw:red="0%" draw:green="0%" draw:blue="0%" fo:clip="rect(0cm, 0cm, 0cm, 0cm)" draw:image-opacity="100%" style:mirror="none"/>
    </style:style>
    <style:style style:name="gr21" style:family="graphic" style:parent-style-name="standard">
      <style:graphic-properties draw:stroke="none" svg:stroke-color="#000000" draw:fill="none" draw:fill-color="#9999cc" draw:textarea-horizontal-align="center" draw:textarea-vertical-align="middle" draw:auto-grow-height="true" draw:auto-grow-width="false" fo:min-height="1.209cm" fo:min-width="3.957cm"/>
    </style:style>
    <style:style style:name="gr22" style:family="graphic" style:parent-style-name="standard">
      <style:graphic-properties draw:fill="solid" draw:fill-color="#7e0021" draw:textarea-horizontal-align="justify" draw:textarea-vertical-align="middle" draw:auto-grow-height="false" fo:min-height="0cm" fo:min-width="0cm"/>
    </style:style>
    <style:style style:name="gr23" style:family="graphic" style:parent-style-name="standard">
      <style:graphic-properties draw:stroke="none" svg:stroke-color="#000000" draw:fill="none" draw:fill-color="#9999cc" draw:textarea-horizontal-align="center" draw:textarea-vertical-align="middle" draw:auto-grow-height="true" draw:auto-grow-width="false" fo:min-height="0.608cm" fo:min-width="3.957cm"/>
    </style:style>
    <style:style style:name="gr24" style:family="graphic" style:parent-style-name="standard">
      <style:graphic-properties draw:stroke="none" svg:stroke-color="#000000" draw:fill="none" draw:fill-color="#9999cc" draw:textarea-horizontal-align="center" draw:textarea-vertical-align="middle" draw:auto-grow-height="true" draw:auto-grow-width="false" fo:min-height="0.905cm" fo:min-width="3.957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color="#0084d1" fo:font-family="'DejaVu Sans'" style:font-family-generic="swiss" style:font-pitch="variable" fo:font-size="14pt" fo:font-style="italic" style:font-size-asian="14pt" style:font-style-asian="italic" style:font-size-complex="14pt" style:font-style-complex="italic"/>
    </style:style>
    <style:style style:name="P4" style:family="paragraph">
      <style:paragraph-properties fo:margin-left="0cm" fo:margin-right="0cm" fo:text-align="center" fo:text-indent="0cm"/>
      <style:text-properties style:use-window-font-color="true" fo:font-family="'DejaVu Sans'" style:font-family-generic="swiss" style:font-pitch="variable" fo:font-size="16pt" style:font-size-asian="16pt" style:font-size-complex="16pt"/>
    </style:style>
    <style:style style:name="P5" style:family="paragraph">
      <style:paragraph-properties fo:text-align="center" style:writing-mode="lr-tb"/>
      <style:text-properties fo:font-size="24pt"/>
    </style:style>
    <style:style style:name="P6" style:family="paragraph">
      <style:paragraph-properties fo:margin-left="0cm" fo:margin-right="0cm" fo:text-align="center" fo:text-indent="0cm"/>
      <style:text-properties fo:color="#ffffff" fo:font-family="'DejaVu Sans'" style:font-family-generic="swiss" style:font-pitch="variable" fo:font-size="14pt" style:font-size-asian="14pt" style:font-size-complex="14pt"/>
    </style:style>
    <style:style style:name="P7" style:family="paragraph">
      <style:paragraph-properties fo:margin-left="0cm" fo:margin-right="0cm" fo:text-align="center" fo:text-indent="0cm"/>
      <style:text-properties fo:color="#ffffff" fo:font-family="'DejaVu Sans'" style:font-family-generic="swiss" style:font-pitch="variable" fo:font-size="12pt" style:font-size-asian="12pt" style:font-size-complex="12pt"/>
    </style:style>
    <style:style style:name="P8" style:family="paragraph">
      <style:paragraph-properties fo:margin-left="0cm" fo:margin-right="0cm" fo:text-align="center" fo:text-indent="0cm"/>
      <style:text-properties fo:color="#ffffff"/>
    </style:style>
    <style:style style:name="T1" style:family="text">
      <style:text-properties fo:color="#0084d1" fo:font-family="'DejaVu Sans'" style:font-family-generic="swiss" style:font-pitch="variable" fo:font-size="14pt" fo:font-style="italic" style:font-size-asian="14pt" style:font-style-asian="italic" style:font-size-complex="14pt" style:font-style-complex="italic"/>
    </style:style>
    <style:style style:name="T2" style:family="text">
      <style:text-properties style:use-window-font-color="true" fo:font-family="'DejaVu Sans'" style:font-family-generic="swiss" style:font-pitch="variable" fo:font-size="16pt" style:font-size-asian="16pt" style:font-size-complex="16pt"/>
    </style:style>
    <style:style style:name="T3" style:family="text">
      <style:text-properties style:use-window-font-color="true" fo:font-family="'DejaVu Sans'" style:font-family-generic="swiss" style:font-pitch="variable" fo:font-size="14pt" style:font-size-asian="14pt" style:font-size-complex="14pt"/>
    </style:style>
    <style:style style:name="T4" style:family="text">
      <style:text-properties style:use-window-font-color="true" fo:font-family="'DejaVu Sans'" style:font-family-generic="swiss" style:font-pitch="variable" fo:font-size="12pt" style:font-size-asian="12pt" style:font-size-complex="12pt"/>
    </style:style>
    <style:style style:name="T5" style:family="text">
      <style:text-properties fo:color="#ffffff" fo:font-family="'DejaVu Sans'" style:font-family-generic="swiss" style:font-pitch="variable"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1cm" svg:height="7cm" svg:x="2.8cm" svg:y="1.4cm">
          <text:p/>
          <draw:enhanced-geometry svg:viewBox="0 0 21600 21600" draw:path-stretchpoint-x="10800" draw:path-stretchpoint-y="10800" draw:text-areas="?f3 ?f4 ?f5 ?f6" draw:type="round-rectangle" draw:modifiers="840.28358480276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6cm" svg:height="6.5cm" svg:x="3cm" svg:y="1.6cm">
          <text:p/>
          <draw:enhanced-geometry svg:viewBox="0 0 21600 21600" draw:path-stretchpoint-x="10800" draw:path-stretchpoint-y="10800" draw:text-areas="?f3 ?f4 ?f5 ?f6" draw:type="round-rectangle" draw:modifiers="1172.865712967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1" draw:layer="layout" svg:x1="11.3cm" svg:y1="5.6cm" svg:x2="11.3cm" svg:y2="4.1cm">
          <text:p/>
        </draw:line>
        <draw:line draw:style-name="gr3" draw:text-style-name="P1" draw:layer="layout" svg:x1="7cm" svg:y1="6.4cm" svg:x2="7cm" svg:y2="4cm">
          <text:p/>
        </draw:line>
        <draw:frame draw:style-name="gr4" draw:text-style-name="P1" draw:layer="layout" svg:width="1.5cm" svg:height="2.15cm" svg:x="7cm" svg:y="1.731cm">
          <draw:image xlink:href="Pictures/10000201000002E80000041C840ACF9A.png" xlink:type="simple" xlink:show="embed" xlink:actuate="onLoad">
            <text:p/>
          </draw:image>
        </draw:frame>
        <draw:frame draw:style-name="gr5" draw:text-style-name="P3" draw:layer="layout" svg:width="5cm" svg:height="1.194cm" svg:x="9.1cm" svg:y="1.381cm">
          <draw:text-box>
            <text:p text:style-name="P2"><text:span text:style-name="T1">domaine de diffusion unique</text:span></text:p>
          </draw:text-box>
        </draw:frame>
        <draw:ellipse draw:style-name="gr6" draw:text-style-name="P1" draw:layer="layout" svg:width="1.627cm" svg:height="0.802cm" svg:x="15.513cm" svg:y="2.523cm">
          <text:p/>
        </draw:ellipse>
        <draw:ellipse draw:style-name="gr6" draw:text-style-name="P1" draw:layer="layout" svg:width="1.248cm" svg:height="0.801cm" svg:x="14.617cm" svg:y="2.734cm">
          <text:p/>
        </draw:ellipse>
        <draw:ellipse draw:style-name="gr6" draw:text-style-name="P1" draw:layer="layout" svg:width="0.841cm" svg:height="0.654cm" svg:x="14.237cm" svg:y="3.216cm">
          <text:p/>
        </draw:ellipse>
        <draw:ellipse draw:style-name="gr6" draw:text-style-name="P1" draw:layer="layout" svg:width="1.266cm" svg:height="0.708cm" svg:x="14.491cm" svg:y="3.504cm">
          <text:p/>
        </draw:ellipse>
        <draw:ellipse draw:style-name="gr6" draw:text-style-name="P1" draw:layer="layout" svg:width="1.89cm" svg:height="0.841cm" svg:x="15.386cm" svg:y="3.62cm">
          <text:p/>
        </draw:ellipse>
        <draw:ellipse draw:style-name="gr6" draw:text-style-name="P1" draw:layer="layout" svg:width="1.213cm" svg:height="0.63cm" svg:x="16.588cm" svg:y="2.757cm">
          <text:p/>
        </draw:ellipse>
        <draw:ellipse draw:style-name="gr6" draw:text-style-name="P1" draw:layer="layout" svg:width="1.203cm" svg:height="0.63cm" svg:x="16.77cm" svg:y="3.162cm">
          <text:p/>
        </draw:ellipse>
        <draw:ellipse draw:style-name="gr6" draw:text-style-name="P1" draw:layer="layout" svg:width="1.194cm" svg:height="1.035cm" svg:x="16.661cm" svg:y="3.294cm">
          <text:p/>
        </draw:ellipse>
        <draw:ellipse draw:style-name="gr6" draw:text-style-name="P1" draw:layer="layout" svg:width="2.423cm" svg:height="1.034cm" svg:x="14.916cm" svg:y="2.983cm">
          <text:p/>
        </draw:ellipse>
        <draw:ellipse draw:style-name="gr6" draw:text-style-name="P1" draw:layer="layout" svg:width="1.645cm" svg:height="0.809cm" svg:x="15.513cm" svg:y="2.516cm" draw:kind="section" draw:start-angle="11.07" draw:end-angle="170.71">
          <text:p/>
        </draw:ellipse>
        <draw:polyline draw:style-name="gr7" draw:text-style-name="P1" draw:layer="layout" svg:width="1.61cm" svg:height="0.327cm" svg:x="15.528cm" svg:y="2.516cm" svg:viewBox="0 0 1611 328" draw:points="1611,314 1600,295 1588,275 1574,256 1558,237 1539,219 1519,201 1497,183 1474,166 1449,150 1422,135 1393,120 1363,106 1332,92 1299,79 1265,68 1230,57 1194,47 1156,38 1118,29 1080,22 1040,16 1000,11 959,6 918,3 876,1 835,0 793,0 752,0 711,3 669,5 629,9 588,14 548,20 509,27 471,35 434,44 397,54 361,64 327,76 294,88 262,101 232,115 203,130 175,145 149,161 125,178 103,195 82,213 64,232 47,250 32,269 19,289 9,308 0,328">
          <text:p/>
        </draw:polyline>
        <draw:ellipse draw:style-name="gr8" draw:text-style-name="P1" draw:layer="layout" svg:width="1.257cm" svg:height="0.809cm" svg:x="14.617cm" svg:y="2.726cm" draw:kind="section" draw:start-angle="45.96" draw:end-angle="188.08">
          <text:p/>
        </draw:ellipse>
        <draw:polyline draw:style-name="gr7" draw:text-style-name="P1" draw:layer="layout" svg:width="1.03cm" svg:height="0.469cm" svg:x="14.617cm" svg:y="2.726cm" svg:viewBox="0 0 1031 470" draw:points="1031,93 1006,81 980,69 953,58 925,48 897,39 868,30 838,23 808,17 777,11 746,7 715,4 683,1 651,0 620,0 588,1 556,2 525,5 493,9 463,14 432,20 402,27 373,35 344,44 316,53 289,64 263,75 237,88 213,101 190,115 168,130 146,145 127,161 108,178 91,195 75,213 61,231 48,249 37,269 27,288 18,308 11,328 6,348 2,368 0,389 0,409 1,430 4,450 8,470">
          <text:p/>
        </draw:polyline>
        <draw:ellipse draw:style-name="gr8" draw:text-style-name="P1" draw:layer="layout" svg:width="1.303cm" svg:height="0.731cm" svg:x="14.481cm" svg:y="3.489cm" draw:kind="section" draw:start-angle="178.53" draw:end-angle="314.93">
          <text:p/>
        </draw:ellipse>
        <draw:polyline draw:style-name="gr7" draw:text-style-name="P1" draw:layer="layout" svg:width="1.074cm" svg:height="0.376cm" svg:x="14.481cm" svg:y="3.843cm" svg:viewBox="0 0 1075 377" draw:points="1,0 0,18 2,37 5,55 10,73 16,91 24,109 33,127 45,144 57,161 71,177 87,193 104,209 122,224 142,239 163,253 185,266 209,279 233,291 259,303 285,314 313,324 341,333 370,341 400,349 431,355 462,361 493,366 525,370 557,373 590,375 622,376 655,377 688,376 720,375 753,372 785,369 817,365 848,360 879,354 909,347 939,339 968,331 996,321 1023,311 1050,300 1075,289">
          <text:p/>
        </draw:polyline>
        <draw:ellipse draw:style-name="gr8" draw:text-style-name="P1" draw:layer="layout" svg:width="1.212cm" svg:height="0.631cm" svg:x="16.598cm" svg:y="2.749cm" draw:kind="section" draw:start-angle="343.35" draw:end-angle="111.69">
          <text:p/>
        </draw:ellipse>
        <draw:polyline draw:style-name="gr7" draw:text-style-name="P1" draw:layer="layout" svg:width="0.801cm" svg:height="0.418cm" svg:x="17.008cm" svg:y="2.749cm" svg:viewBox="0 0 802 419" draw:points="768,419 777,404 785,388 792,373 796,357 799,341 801,325 802,309 800,293 797,277 792,261 786,246 779,230 770,215 759,200 747,185 733,170 719,156 702,143 685,130 666,117 646,105 625,93 603,82 580,72 555,62 530,53 504,44 477,37 450,29 421,23 393,17 363,13 333,9 303,5 273,3 242,1 211,0 181,0 150,1 119,3 89,5 59,9 29,12 0,17">
          <text:p/>
        </draw:polyline>
        <draw:ellipse draw:style-name="gr8" draw:text-style-name="P1" draw:layer="layout" svg:width="1.394cm" svg:height="0.684cm" svg:x="16.588cm" svg:y="3.139cm" draw:kind="section" draw:start-angle="340.46" draw:end-angle="31.37">
          <text:p/>
        </draw:ellipse>
        <draw:polyline draw:style-name="gr7" draw:text-style-name="P1" draw:layer="layout" svg:width="0.128cm" svg:height="0.328cm" svg:x="17.853cm" svg:y="3.283cm" svg:viewBox="0 0 129 329" draw:points="76,329 89,312 100,294 110,277 117,259 123,241 127,223 129,205 128,187 126,169 122,151 116,133 108,115 98,97 86,80 72,63 57,47 40,31 21,15 0,0">
          <text:p/>
        </draw:polyline>
        <draw:ellipse draw:style-name="gr8" draw:text-style-name="P1" draw:layer="layout" svg:width="1.23cm" svg:height="1.042cm" svg:x="16.643cm" svg:y="3.302cm" draw:kind="section" draw:start-angle="248.05" draw:end-angle="14.16">
          <text:p/>
        </draw:ellipse>
        <draw:polyline draw:style-name="gr7" draw:text-style-name="P1" draw:layer="layout" svg:width="0.815cm" svg:height="0.667cm" svg:x="17.056cm" svg:y="3.676cm" svg:viewBox="0 0 816 668" draw:points="0,639 30,647 60,654 91,660 122,664 153,667 184,668 216,668 247,667 278,664 309,660 340,655 370,648 400,640 429,631 458,621 486,609 513,596 540,582 566,567 591,551 614,533 637,515 658,496 679,475 698,454 716,433 732,410 747,387 761,363 773,338 784,313 794,288 801,262 807,236 812,210 815,183 816,157 816,130 814,104 811,77 806,51 799,25 791,0">
          <text:p/>
        </draw:polyline>
        <draw:ellipse draw:style-name="gr8" draw:text-style-name="P1" draw:layer="layout" svg:width="0.886cm" svg:height="0.668cm" svg:x="14.237cm" svg:y="3.209cm" draw:kind="section" draw:start-angle="94.61" draw:end-angle="239.63">
          <text:p/>
        </draw:ellipse>
        <draw:polyline draw:style-name="gr7" draw:text-style-name="P1" draw:layer="layout" svg:width="0.412cm" svg:height="0.631cm" svg:x="14.237cm" svg:y="3.21cm" svg:viewBox="0 0 413 632" draw:points="413,0 391,1 368,4 347,7 325,11 304,16 283,21 263,28 243,35 223,43 204,52 186,61 168,71 151,82 135,93 119,105 104,118 90,131 77,145 65,159 54,173 44,188 35,203 27,219 20,235 14,251 9,267 5,284 2,300 1,317 0,334 1,351 3,367 5,384 9,400 14,417 20,433 27,449 35,464 45,479 55,494 66,509 78,523 91,537 105,550 119,562 135,574 152,585 169,596 186,606 205,615 224,624 243,632">
          <text:p/>
        </draw:polyline>
        <draw:ellipse draw:style-name="gr8" draw:text-style-name="P1" draw:layer="layout" svg:width="1.854cm" svg:height="0.778cm" svg:x="15.395cm" svg:y="3.691cm" draw:kind="section" draw:start-angle="184.95" draw:end-angle="343.73">
          <text:p/>
        </draw:ellipse>
        <draw:polyline draw:style-name="gr7" draw:text-style-name="P1" draw:layer="layout" svg:width="1.799cm" svg:height="0.349cm" svg:x="15.4cm" svg:y="4.119cm" svg:viewBox="0 0 1800 350" draw:points="0,0 6,19 14,38 24,58 37,76 52,95 69,113 89,131 110,148 133,165 159,181 186,197 216,212 247,227 279,241 314,254 350,267 387,278 425,289 466,299 507,309 549,317 592,324 636,331 680,336 726,341 771,345 817,347 864,349 910,350 957,350 1003,348 1050,346 1096,343 1141,339 1186,334 1230,328 1274,321 1317,313 1358,304 1399,294 1438,284 1476,273 1513,261 1548,248 1582,234 1613,220 1644,205 1672,190 1699,173 1723,157 1745,140 1766,122 1784,104 1800,86">
          <text:p/>
        </draw:polyline>
        <draw:frame draw:style-name="gr9" draw:text-style-name="P4" draw:layer="layout" svg:width="3.5cm" svg:height="0.695cm" svg:x="14.7cm" svg:y="3.1cm">
          <draw:text-box>
            <text:p text:style-name="P2"><text:span text:style-name="T2">Internet</text:span></text:p>
          </draw:text-box>
        </draw:frame>
        <draw:g>
          <draw:ellipse draw:style-name="gr10" draw:text-style-name="P1" draw:layer="layout" svg:width="2.199cm" svg:height="0.758cm" svg:x="13cm" svg:y="3.532cm">
            <text:p/>
          </draw:ellipse>
          <draw:polygon draw:style-name="gr11" draw:text-style-name="P1" draw:layer="layout" svg:width="2.185cm" svg:height="0.531cm" svg:x="13cm" svg:y="3.39cm" svg:viewBox="0 0 2186 532" draw:points="0,0 0,532 2186,532 2186,0">
            <text:p/>
          </draw:polygon>
          <draw:ellipse draw:style-name="gr12" draw:text-style-name="P1" draw:layer="layout" svg:width="2.199cm" svg:height="0.757cm" svg:x="13cm" svg:y="3.033cm">
            <text:p/>
          </draw:ellipse>
          <draw:polyline draw:style-name="gr13" draw:text-style-name="P1" draw:layer="layout" svg:width="2.186cm" svg:height="0.743cm" svg:x="13cm" svg:y="3cm" svg:viewBox="0 0 2187 744" draw:points="2187,373 2185,354 2181,335 2174,316 2164,298 2152,279 2137,261 2119,243 2098,226 2075,209 2050,192 2022,175 1991,160 1958,144 1923,130 1886,116 1847,102 1806,90 1763,78 1718,67 1672,56 1624,47 1575,38 1524,30 1473,23 1421,17 1367,12 1313,8 1259,4 1204,2 1149,0 1094,0 1094,0 1038,0 983,2 928,4 874,8 820,12 766,17 714,23 663,30 612,38 563,47 515,56 469,67 424,78 381,90 340,102 301,116 264,130 229,144 196,160 165,175 137,192 112,209 89,226 68,243 50,261 35,279 23,298 13,316 6,335 2,354 0,373 0,373 2,392 6,410 13,429 23,448 35,466 50,484 68,502 89,519 112,537 137,553 165,570 196,586 229,601 264,615 301,630 340,643 381,654 424,666 469,677 515,688 563,698 612,706 663,714 714,721 766,727 820,733 874,737 928,740 983,742 1038,744 1094,744 1094,744 1149,744 1204,742 1259,740 1313,737 1367,733 1421,727 1473,721 1524,714 1575,706 1624,698 1672,688 1718,677 1763,666 1806,654 1847,643 1886,630 1923,615 1958,601 1991,586 2022,570 2050,553 2075,537 2098,519 2119,502 2137,484 2152,466 2164,448 2174,429 2181,410 2185,392 2187,373">
            <text:p/>
          </draw:polyline>
          <draw:polygon draw:style-name="gr14" draw:text-style-name="P1" draw:layer="layout" svg:width="0.719cm" svg:height="0.239cm" svg:x="14.12cm" svg:y="3.106cm" svg:viewBox="0 0 720 240" draw:points="0,187 159,240 546,80 720,134 626,0 173,0 360,40">
            <text:p/>
          </draw:polygon>
          <draw:polygon draw:style-name="gr14" draw:text-style-name="P1" draw:layer="layout" svg:width="0.719cm" svg:height="0.239cm" svg:x="14.12cm" svg:y="3.106cm" svg:viewBox="0 0 720 240" draw:points="0,187 159,240 546,80 720,134 626,0 173,0 360,40">
            <text:p/>
          </draw:polygon>
          <draw:polygon draw:style-name="gr14" draw:text-style-name="P1" draw:layer="layout" svg:width="0.72cm" svg:height="0.252cm" svg:x="13.333cm" svg:y="3.386cm" svg:viewBox="0 0 721 253" draw:points="721,53 561,0 187,160 0,106 94,253 561,253 361,200">
            <text:p/>
          </draw:polygon>
          <draw:polygon draw:style-name="gr14" draw:text-style-name="P1" draw:layer="layout" svg:width="0.72cm" svg:height="0.252cm" svg:x="13.333cm" svg:y="3.386cm" svg:viewBox="0 0 721 253" draw:points="721,53 561,0 187,160 0,106 94,253 561,253 361,200">
            <text:p/>
          </draw:polygon>
          <draw:polygon draw:style-name="gr14" draw:text-style-name="P1" draw:layer="layout" svg:width="0.72cm" svg:height="0.239cm" svg:x="13.373cm" svg:y="3.093cm" svg:viewBox="0 0 721 240" draw:points="0,53 161,0 548,147 721,107 627,240 174,240 361,200">
            <text:p/>
          </draw:polygon>
          <draw:polygon draw:style-name="gr14" draw:text-style-name="P1" draw:layer="layout" svg:width="0.72cm" svg:height="0.239cm" svg:x="13.373cm" svg:y="3.093cm" svg:viewBox="0 0 721 240" draw:points="0,53 161,0 548,147 721,107 627,240 174,240 361,200">
            <text:p/>
          </draw:polygon>
          <draw:polygon draw:style-name="gr14" draw:text-style-name="P1" draw:layer="layout" svg:width="0.719cm" svg:height="0.238cm" svg:x="14.094cm" svg:y="3.413cm" svg:viewBox="0 0 720 239" draw:points="720,186 560,239 186,79 0,133 93,0 560,0 360,40">
            <text:p/>
          </draw:polygon>
          <draw:polygon draw:style-name="gr14" draw:text-style-name="P1" draw:layer="layout" svg:width="0.719cm" svg:height="0.238cm" svg:x="14.094cm" svg:y="3.413cm" svg:viewBox="0 0 720 239" draw:points="720,186 560,239 186,79 0,133 93,0 560,0 360,40">
            <text:p/>
          </draw:polygon>
          <draw:polygon draw:style-name="gr15" draw:text-style-name="P1" draw:layer="layout" svg:width="0.719cm" svg:height="0.238cm" svg:x="14.133cm" svg:y="3.12cm" svg:viewBox="0 0 720 239" draw:points="0,186 160,239 547,80 720,133 627,0 173,0 360,40">
            <text:p/>
          </draw:polygon>
          <draw:polygon draw:style-name="gr15" draw:text-style-name="P1" draw:layer="layout" svg:width="0.719cm" svg:height="0.238cm" svg:x="14.133cm" svg:y="3.12cm" svg:viewBox="0 0 720 239" draw:points="0,186 160,239 547,80 720,133 627,0 173,0 360,40">
            <text:p/>
          </draw:polygon>
          <draw:polygon draw:style-name="gr15" draw:text-style-name="P1" draw:layer="layout" svg:width="0.719cm" svg:height="0.252cm" svg:x="13.347cm" svg:y="3.399cm" svg:viewBox="0 0 720 253" draw:points="720,54 560,0 187,160 0,107 93,253 560,253 360,200">
            <text:p/>
          </draw:polygon>
          <draw:polygon draw:style-name="gr15" draw:text-style-name="P1" draw:layer="layout" svg:width="0.719cm" svg:height="0.252cm" svg:x="13.347cm" svg:y="3.399cm" svg:viewBox="0 0 720 253" draw:points="720,54 560,0 187,160 0,107 93,253 560,253 360,200">
            <text:p/>
          </draw:polygon>
          <draw:polygon draw:style-name="gr15" draw:text-style-name="P1" draw:layer="layout" svg:width="0.719cm" svg:height="0.239cm" svg:x="13.387cm" svg:y="3.106cm" svg:viewBox="0 0 720 240" draw:points="0,54 160,0 547,147 720,107 627,240 173,240 360,200">
            <text:p/>
          </draw:polygon>
          <draw:polygon draw:style-name="gr15" draw:text-style-name="P1" draw:layer="layout" svg:width="0.72cm" svg:height="0.238cm" svg:x="14.106cm" svg:y="3.426cm" svg:viewBox="0 0 721 239" draw:points="721,186 560,239 187,80 0,133 94,0 560,0 360,40">
            <text:p/>
          </draw:polygon>
          <draw:polygon draw:style-name="gr15" draw:text-style-name="P1" draw:layer="layout" svg:width="0.72cm" svg:height="0.238cm" svg:x="14.106cm" svg:y="3.426cm" svg:viewBox="0 0 721 239" draw:points="721,186 560,239 187,80 0,133 94,0 560,0 360,40">
            <text:p/>
          </draw:polygon>
        </draw:g>
        <draw:g>
          <draw:polygon draw:style-name="gr16" draw:text-style-name="P1" draw:layer="layout" svg:width="1.79cm" svg:height="1.308cm" svg:x="6.817cm" svg:y="3.017cm" svg:viewBox="0 0 1791 1309" draw:points="194,0 0,207 0,1309 1791,1309 1791,207 1763,262 1749,304 1596,400 1457,455 1193,497 1000,497 750,455 597,414 445,345 319,249 222,97 208,42">
            <text:p/>
          </draw:polygon>
          <draw:polygon draw:style-name="gr16" draw:text-style-name="P1" draw:layer="layout" svg:width="1.79cm" svg:height="1.308cm" svg:x="6.817cm" svg:y="3.017cm" svg:viewBox="0 0 1791 1309" draw:points="194,0 0,207 0,1309 1791,1309 1791,207 1763,262 1749,304 1596,400 1457,455 1193,497 1000,497 750,455 597,414 445,345 319,249 222,97 208,42">
            <text:p/>
          </draw:polygon>
          <draw:polyline draw:style-name="gr17" draw:text-style-name="P1" draw:layer="layout" svg:width="1.79cm" svg:height="1.308cm" svg:x="6.817cm" svg:y="3.017cm" svg:viewBox="0 0 1791 1309" draw:points="194,0 0,207 0,1309 1791,1309 1791,207 1763,262 1749,304 1596,400 1457,455 1193,497 1000,497 750,455 597,414 445,345 319,249 222,97 208,42 194,0">
            <text:p/>
          </draw:polyline>
          <draw:polygon draw:style-name="gr18" draw:text-style-name="P1" draw:layer="layout" svg:width="1.748cm" svg:height="0.633cm" svg:x="6.817cm" svg:y="3.045cm" svg:viewBox="0 0 1749 634" draw:points="194,0 0,193 13,221 28,248 41,276 55,303 83,331 111,372 153,400 180,427 222,455 264,483 319,510 375,538 430,552 486,579 542,593 597,606 639,606 680,620 736,620 778,634 833,634 889,634 944,634 1000,634 1082,620 1110,620 1152,606 1207,606 1263,593 1319,579 1360,565 1402,538 1444,524 1472,510 1513,496 1541,469 1569,455 1596,441 1624,413 1652,386 1680,372 1707,345 1735,317 1749,290 1749,276 1680,317 1652,331 1610,345 1596,345 1541,372 1485,386 1416,400 1346,413 1277,427 1193,441 1124,441 1068,441 1000,441 944,427 889,427 833,413 778,400 736,386 694,386 667,372 611,358 555,331 500,303 458,290 417,262 361,207 319,179 292,138 250,96 222,55 222,41">
            <text:p/>
          </draw:polygon>
          <draw:polygon draw:style-name="gr18" draw:text-style-name="P1" draw:layer="layout" svg:width="1.748cm" svg:height="0.633cm" svg:x="6.817cm" svg:y="3.045cm" svg:viewBox="0 0 1749 634" draw:points="194,0 0,193 13,221 28,248 41,276 55,303 83,331 111,372 153,400 180,427 222,455 264,483 319,510 375,538 430,552 486,579 542,593 597,606 639,606 680,620 736,620 778,634 833,634 889,634 944,634 1000,634 1082,620 1110,620 1152,606 1207,606 1263,593 1319,579 1360,565 1402,538 1444,524 1472,510 1513,496 1541,469 1569,455 1596,441 1624,413 1652,386 1680,372 1707,345 1735,317 1749,290 1749,276 1680,317 1652,331 1610,345 1596,345 1541,372 1485,386 1416,400 1346,413 1277,427 1193,441 1124,441 1068,441 1000,441 944,427 889,427 833,413 778,400 736,386 694,386 667,372 611,358 555,331 500,303 458,290 417,262 361,207 319,179 292,138 250,96 222,55 222,41">
            <text:p/>
          </draw:polygon>
          <draw:polygon draw:style-name="gr19" draw:text-style-name="P1" draw:layer="layout" svg:width="0.208cm" svg:height="1.308cm" svg:x="8.594cm" svg:y="3.017cm" svg:viewBox="0 0 209 1309" draw:points="0,193 209,0 209,1102 0,1309">
            <text:p/>
          </draw:polygon>
          <draw:polygon draw:style-name="gr19" draw:text-style-name="P1" draw:layer="layout" svg:width="0.208cm" svg:height="1.308cm" svg:x="8.594cm" svg:y="3.017cm" svg:viewBox="0 0 209 1309" draw:points="0,193 209,0 209,1102 0,1309">
            <text:p/>
          </draw:polygon>
          <draw:polyline draw:style-name="gr17" draw:text-style-name="P1" draw:layer="layout" svg:width="0.208cm" svg:height="1.308cm" svg:x="8.594cm" svg:y="3.017cm" svg:viewBox="0 0 209 1309" draw:points="0,193 209,0 209,1102 0,1309 0,193">
            <text:p/>
          </draw:polyline>
          <draw:line draw:style-name="gr17" draw:text-style-name="P1" draw:layer="layout" svg:x1="6.817cm" svg:y1="3.335cm" svg:x2="6.817cm" svg:y2="3.169cm">
            <text:p/>
          </draw:line>
          <draw:polyline draw:style-name="gr17" draw:text-style-name="P1" draw:layer="layout" svg:width="1.823cm" svg:height="0.466cm" svg:x="6.8cm" svg:y="3.212cm" svg:viewBox="0 0 1824 467" draw:points="0,0 8,27 19,54 32,81 47,108 64,133 84,159 106,184 129,208 155,231 183,253 212,275 244,296 277,315 311,334 348,352 385,368 424,383 464,398 506,410 548,422 592,433 636,442 680,449 726,456 772,461 819,464 865,466 912,467 959,466 1005,464 1051,461 1096,456 1142,450 1187,442 1231,433 1274,423 1317,411 1358,398 1399,384 1438,369 1475,352 1512,334 1546,316 1579,296 1611,276 1641,254 1668,232 1694,208 1718,184 1739,159 1759,134 1777,108 1792,82 1805,55 1816,28 1824,1">
            <text:p/>
          </draw:polyline>
          <draw:polyline draw:style-name="gr17" draw:text-style-name="P1" draw:layer="layout" svg:width="1.623cm" svg:height="0.484cm" svg:x="7.006cm" svg:y="3cm" svg:viewBox="0 0 1624 485" draw:points="0,0 8,28 18,56 30,84 45,111 62,137 81,163 102,189 124,214 149,238 177,261 206,283 236,305 269,325 303,345 338,363 375,380 414,396 453,411 494,425 536,437 579,448 623,457 667,466 712,472 758,478 804,482 850,484 896,485 943,485 989,483 1034,480 1080,475 1125,469 1170,462 1214,453 1257,443 1300,431 1341,418 1381,404 1421,389 1458,372 1495,354 1529,335 1563,315 1594,294 1624,272">
            <text:p/>
          </draw:polyline>
        </draw:g>
        <draw:frame draw:style-name="gr20" draw:text-style-name="P5" draw:layer="layout" svg:width="2.042cm" svg:height="0.873cm" svg:x="10cm" svg:y="3.5cm">
          <draw:image xlink:href="Pictures/2000002D00000EFC00000668FA1D4938.wmf" xlink:type="simple" xlink:show="embed" xlink:actuate="onLoad">
            <text:p/>
          </draw:image>
        </draw:frame>
        <draw:line draw:style-name="gr3" draw:text-style-name="P1" draw:layer="layout" svg:x1="13cm" svg:y1="3.7cm" svg:x2="12cm" svg:y2="3.7cm">
          <text:p/>
        </draw:line>
        <draw:line draw:style-name="gr3" draw:text-style-name="P1" draw:layer="layout" svg:x1="10.3cm" svg:y1="3.7cm" svg:x2="8.8cm" svg:y2="3.7cm">
          <text:p/>
        </draw:line>
        <draw:frame draw:style-name="gr21" draw:text-style-name="P6" draw:layer="layout" svg:width="2.038cm" svg:height="1.209cm" svg:x="6.762cm" svg:y="2.192cm">
          <draw:text-box>
            <text:p text:style-name="P2"><text:span text:style-name="T3">tap0</text:span></text:p>
          </draw:text-box>
        </draw:frame>
        <draw:line draw:style-name="gr3" draw:text-style-name="P1" draw:layer="layout" svg:x1="6.8cm" svg:y1="3.7cm" svg:x2="5.3cm" svg:y2="3.7cm">
          <text:p/>
        </draw:line>
        <draw:custom-shape draw:style-name="gr22" draw:text-style-name="P1" draw:layer="layout" svg:width="2.5cm" svg:height="2.5cm" svg:x="3.3cm" svg:y="2.4cm">
          <text:p/>
          <draw:enhanced-geometry svg:viewBox="0 0 21600 21600" draw:path-stretchpoint-x="10800" draw:path-stretchpoint-y="10800" draw:text-areas="?f3 ?f4 ?f5 ?f6" draw:type="round-rectangle" draw:modifiers="1753.218712514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1" draw:layer="layout" svg:x1="7cm" svg:y1="6.4cm" svg:x2="5.5cm" svg:y2="6.4cm">
          <text:p/>
        </draw:line>
        <draw:frame draw:style-name="gr23" draw:text-style-name="P7" draw:layer="layout" svg:width="1.2cm" svg:height="0.608cm" svg:x="5.7cm" svg:y="3.192cm">
          <draw:text-box>
            <text:p text:style-name="P2"><text:span text:style-name="T4">eth0</text:span></text:p>
          </draw:text-box>
        </draw:frame>
        <draw:frame draw:style-name="gr4" draw:text-style-name="P1" draw:layer="layout" svg:width="1.5cm" svg:height="2.15cm" svg:x="10.9cm" svg:y="5.331cm">
          <draw:image xlink:href="Pictures/10000201000002E80000041C840ACF9A.png" xlink:type="simple" xlink:show="embed" xlink:actuate="onLoad">
            <text:p/>
          </draw:image>
        </draw:frame>
        <draw:frame draw:style-name="gr21" draw:text-style-name="P6" draw:layer="layout" svg:width="2.038cm" svg:height="1.209cm" svg:x="2.962cm" svg:y="3.993cm">
          <draw:text-box>
            <text:p text:style-name="P8"><text:span text:style-name="T5">vm1</text:span></text:p>
          </draw:text-box>
        </draw:frame>
        <draw:custom-shape draw:style-name="gr22" draw:text-style-name="P1" draw:layer="layout" svg:width="2.5cm" svg:height="2.5cm" svg:x="3.3cm" svg:y="5.1cm">
          <text:p/>
          <draw:enhanced-geometry svg:viewBox="0 0 21600 21600" draw:path-stretchpoint-x="10800" draw:path-stretchpoint-y="10800" draw:text-areas="?f3 ?f4 ?f5 ?f6" draw:type="round-rectangle" draw:modifiers="1753.218712514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 draw:text-style-name="P6" draw:layer="layout" svg:width="2.038cm" svg:height="1.209cm" svg:x="2.962cm" svg:y="6.694cm">
          <draw:text-box>
            <text:p text:style-name="P8"><text:span text:style-name="T5">vm2</text:span></text:p>
          </draw:text-box>
        </draw:frame>
        <draw:frame draw:style-name="gr24" draw:text-style-name="P6" draw:layer="layout" svg:width="3.438cm" svg:height="0.905cm" svg:x="3.3cm" svg:y="1.5cm">
          <draw:text-box>
            <text:p text:style-name="P2"><text:span text:style-name="T5">Système hôte</text:span></text:p>
          </draw:text-box>
        </draw:frame>
        <draw:frame draw:style-name="gr21" draw:text-style-name="P6" draw:layer="layout" svg:width="2.438cm" svg:height="1.209cm" svg:x="6.562cm" svg:y="3.396cm">
          <draw:text-box>
            <text:p text:style-name="P2"><text:span text:style-name="T5">pont</text:span></text:p>
          </draw:text-box>
        </draw:frame>
        <draw:frame draw:style-name="gr4" draw:text-style-name="P1" draw:layer="layout" svg:width="1.5cm" svg:height="2.15cm" svg:x="4.1cm" svg:y="2.631cm">
          <draw:image xlink:href="Pictures/10000201000002E80000041C840ACF9A.png" xlink:type="simple" xlink:show="embed" xlink:actuate="onLoad">
            <text:p/>
          </draw:image>
        </draw:frame>
        <draw:frame draw:style-name="gr4" draw:text-style-name="P1" draw:layer="layout" svg:width="1.5cm" svg:height="2.15cm" svg:x="4.1cm" svg:y="5.331cm">
          <draw:image xlink:href="Pictures/10000201000002E80000041C840ACF9A.png" xlink:type="simple" xlink:show="embed" xlink:actuate="onLoad">
            <text:p/>
          </draw:image>
        </draw:frame>
        <draw:frame draw:style-name="gr23" draw:text-style-name="P7" draw:layer="layout" svg:width="1.2cm" svg:height="0.608cm" svg:x="5.7cm" svg:y="5.892cm">
          <draw:text-box>
            <text:p text:style-name="P2"><text:span text:style-name="T4">eth0</text:span></text:p>
          </draw:text-box>
        </draw:frame>
        <draw:frame draw:style-name="gr23" draw:text-style-name="P7" draw:layer="layout" svg:width="1.2cm" svg:height="0.608cm" svg:x="8.9cm" svg:y="3.192cm">
          <draw:text-box>
            <text:p text:style-name="P2"><text:span text:style-name="T4">eth0</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Bitstream Vera Sans'" style:font-family-generic-asian="system" style:font-pitch-asian="variable" style:font-size-asian="24pt" style:language-asian="zxx" style:country-asian="none" style:font-family-complex="'Bitstream Vera Sans'"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1" draw:fill-image-name="Bitmape_20_1" draw:opacity="100%" fo:padding-top="0cm" fo:padding-bottom="0cm" fo:padding-left="0cm" fo:padding-right="0cm" draw:shadow="hidden" draw:shadow-offset-x="0.3cm" draw:shadow-offset-y="0.3cm" draw:shadow-color="#808080" draw:shadow-opacity="10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14.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Unix OpenOffice.org_project/310m19$Build-9420</meta:generator>
    <meta:creation-date>2008-02-25T18:03:47</meta:creation-date>
    <dc:date>2010-01-10T18:38:17</dc:date>
    <meta:editing-cycles>25</meta:editing-cycles>
    <meta:editing-duration>PT04H05M39S</meta:editing-duration>
    <meta:document-statistic meta:object-count="82"/>
    <meta:user-defined meta:name="Info 1"/>
    <meta:user-defined meta:name="Info 2"/>
    <meta:user-defined meta:name="Info 3"/>
    <meta:user-defined meta:name="Info 4"/>
  </office:meta>
</office:document-meta>
</file>